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ourier New" svg:font-family="Courier New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_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_1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_1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_2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_2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<text:s/></text:span><text:span text:style-name="T1_2">Strategy</text:span><text:span text:style-name="T1_3"><text:s/>(</text:span><text:span text:style-name="T1_4">bin</text:span><text:span text:style-name="T1_5"><text:s/></text:span><text:span text:style-name="T1_6">lin</text:span><text:span text:style-name="T1_7">/</text:span><text:span text:style-name="T1_8">log</text:span><text:span text:style-name="T1_9">,<text:s/></text:span><text:span text:style-name="T1_10">sqrt</text:span><text:span text:style-name="T1_11">/</text:span><text:span text:style-name="T1_12">no</text:span><text:span text:style-name="T1_13">_</text:span><text:span text:style-name="T1_14">sqrt</text:span><text:span text:style-name="T1_15">,<text:s/></text:span><text:span text:style-name="T1_16">sort</text:span><text:span text:style-name="T1_17">/</text:span><text:span text:style-name="T1_18">no</text:span><text:span text:style-name="T1_19">_</text:span><text:span text:style-name="T1_20">sort</text:span><text:span text:style-name="T1_21">)</text:span></text:p>
      <text:p text:style-name="P2"><text:span text:style-name="T2_1">strategy</text:span><text:span text:style-name="T2_2"><text:s/>=<text:s/></text:span><text:span text:style-name="T2_3">log</text:span><text:span text:style-name="T2_4">_</text:span><text:span text:style-name="T2_5">nosqrt</text:span><text:span text:style-name="T2_6">_</text:span><text:span text:style-name="T2_7">sort</text:span></text:p>
      <text:p text:style-name="P3"/>
      <text:p text:style-name="P4"><text:span text:style-name="T4_1">#<text:s/></text:span><text:span text:style-name="T4_2">File</text:span><text:span text:style-name="T4_3"><text:s/></text:span><text:span text:style-name="T4_4">containing</text:span><text:span text:style-name="T4_5"><text:s/></text:span><text:span text:style-name="T4_6">the</text:span><text:span text:style-name="T4_7"><text:s/></text:span><text:span text:style-name="T4_8">positions</text:span><text:span text:style-name="T4_9"><text:s/></text:span><text:span text:style-name="T4_10">of</text:span><text:span text:style-name="T4_11"><text:s/></text:span><text:span text:style-name="T4_12">the</text:span><text:span text:style-name="T4_13"><text:s/></text:span><text:span text:style-name="T4_14">fof</text:span><text:span text:style-name="T4_15"><text:s/></text:span><text:span text:style-name="T4_16">centers</text:span></text:p>
      <text:p text:style-name="P5"><text:span text:style-name="T5_1">file</text:span><text:span text:style-name="T5_2">_1<text:s/>=<text:s/></text:span><text:span text:style-name="T5_3">None</text:span></text:p>
      <text:p text:style-name="P6"/>
      <text:p text:style-name="P7"><text:span text:style-name="T7_1">#<text:s/></text:span><text:span text:style-name="T7_2">File</text:span><text:span text:style-name="T7_3"><text:s/></text:span><text:span text:style-name="T7_4">containing</text:span><text:span text:style-name="T7_5"><text:s/></text:span><text:span text:style-name="T7_6">the</text:span><text:span text:style-name="T7_7"><text:s/></text:span><text:span text:style-name="T7_8">positions</text:span><text:span text:style-name="T7_9"><text:s/></text:span><text:span text:style-name="T7_10">of</text:span><text:span text:style-name="T7_11"><text:s/></text:span><text:span text:style-name="T7_12">the</text:span><text:span text:style-name="T7_13"><text:s/></text:span><text:span text:style-name="T7_14">particles</text:span></text:p>
      <text:p text:style-name="P8"><text:span text:style-name="T8_1">file</text:span><text:span text:style-name="T8_2">_2<text:s/>=<text:s/></text:span><text:span text:style-name="T8_3">None</text:span></text:p>
      <text:p text:style-name="P9"/>
      <text:p text:style-name="P10"><text:span text:style-name="T10_1">#<text:s/></text:span><text:span text:style-name="T10_2">Path</text:span><text:span text:style-name="T10_3"><text:s/></text:span><text:span text:style-name="T10_4">for</text:span><text:span text:style-name="T10_5"><text:s/></text:span><text:span text:style-name="T10_6">data</text:span></text:p>
      <text:p text:style-name="P11"><text:span text:style-name="T11_1">path</text:span><text:span text:style-name="T11_2"><text:s/>=<text:s/>/</text:span><text:span text:style-name="T11_3">home</text:span><text:span text:style-name="T11_4">/</text:span><text:span text:style-name="T11_5">ziosi</text:span><text:span text:style-name="T11_6">/</text:span><text:span text:style-name="T11_7">mill</text:span><text:span text:style-name="T11_8">2_</text:span><text:span text:style-name="T11_9">data</text:span><text:span text:style-name="T11_10">/</text:span><text:span text:style-name="T11_11">hdf</text:span><text:span text:style-name="T11_12">5_</text:span><text:span text:style-name="T11_13">sorted</text:span><text:span text:style-name="T11_14">/</text:span></text:p>
      <text:p text:style-name="P12"><text:span text:style-name="T12_1">#</text:span><text:span text:style-name="T12_2">path</text:span><text:span text:style-name="T12_3"><text:s/>=<text:s/>/</text:span><text:span text:style-name="T12_4">home</text:span><text:span text:style-name="T12_5">/</text:span><text:span text:style-name="T12_6">ziosi</text:span><text:span text:style-name="T12_7">/</text:span><text:span text:style-name="T12_8">gif</text:span><text:span text:style-name="T12_9">2_</text:span><text:span text:style-name="T12_10">sorted</text:span><text:span text:style-name="T12_11">_</text:span><text:span text:style-name="T12_12">rebinned</text:span><text:span text:style-name="T12_13">/</text:span></text:p>
      <text:p text:style-name="P13"><text:span text:style-name="T13_1">#</text:span><text:span text:style-name="T13_2">path</text:span><text:span text:style-name="T13_3"><text:s/>=<text:s/>../</text:span><text:span text:style-name="T13_4">data</text:span><text:span text:style-name="T13_5">/</text:span></text:p>
      <text:p text:style-name="P14"/>
      <text:p text:style-name="P15"><text:span text:style-name="T15_1">#<text:s/></text:span><text:span text:style-name="T15_2">Number</text:span><text:span text:style-name="T15_3"><text:s/></text:span><text:span text:style-name="T15_4">of</text:span><text:span text:style-name="T15_5"><text:s/></text:span><text:span text:style-name="T15_6">particles</text:span><text:span text:style-name="T15_7"><text:s/></text:span><text:span text:style-name="T15_8">to</text:span><text:span text:style-name="T15_9"><text:s/></text:span><text:span text:style-name="T15_10">be</text:span><text:span text:style-name="T15_11"><text:s/></text:span><text:span text:style-name="T15_12">selected</text:span><text:span text:style-name="T15_13"><text:s/>(0=</text:span><text:span text:style-name="T15_14">all</text:span><text:span text:style-name="T15_15">).</text:span></text:p>
      <text:p text:style-name="P16"><text:span text:style-name="T16_1">n</text:span><text:span text:style-name="T16_2">_</text:span><text:span text:style-name="T16_3">sel</text:span><text:span text:style-name="T16_4"><text:s/>=<text:s/>0</text:span></text:p>
      <text:p text:style-name="P17"/>
      <text:p text:style-name="P18"><text:span text:style-name="T18_1">#<text:s/></text:span><text:span text:style-name="T18_2">Min</text:span><text:span text:style-name="T18_3"><text:s/></text:span><text:span text:style-name="T18_4">r</text:span><text:span text:style-name="T18_5"><text:s/></text:span><text:span text:style-name="T18_6">for</text:span><text:span text:style-name="T18_7"><text:s/></text:span><text:span text:style-name="T18_8">the</text:span><text:span text:style-name="T18_9"><text:s/></text:span><text:span text:style-name="T18_10">couples</text:span></text:p>
      <text:p text:style-name="P19"><text:span text:style-name="T19_1">r</text:span><text:span text:style-name="T19_2">_</text:span><text:span text:style-name="T19_3">min</text:span><text:span text:style-name="T19_4"><text:s/>=<text:s/>0.001<text:s text:c="2"/>#<text:s/></text:span><text:span text:style-name="T19_5">in</text:span><text:span text:style-name="T19_6"><text:s/></text:span><text:span text:style-name="T19_7">Mpc</text:span><text:span text:style-name="T19_8">/</text:span><text:span text:style-name="T19_9">h</text:span></text:p>
      <text:p text:style-name="P20"/>
      <text:p text:style-name="P21"><text:span text:style-name="T21_1">#<text:s/></text:span><text:span text:style-name="T21_2">Max</text:span><text:span text:style-name="T21_3"><text:s/></text:span><text:span text:style-name="T21_4">r</text:span><text:span text:style-name="T21_5"><text:s/></text:span><text:span text:style-name="T21_6">for</text:span><text:span text:style-name="T21_7"><text:s/></text:span><text:span text:style-name="T21_8">the</text:span><text:span text:style-name="T21_9"><text:s/></text:span><text:span text:style-name="T21_10">couples</text:span></text:p>
      <text:p text:style-name="P22"><text:span text:style-name="T22_1">r</text:span><text:span text:style-name="T22_2">_</text:span><text:span text:style-name="T22_3">max</text:span><text:span text:style-name="T22_4"><text:s/>=<text:s/>1<text:s text:c="2"/>#</text:span><text:span text:style-name="T22_5">in</text:span><text:span text:style-name="T22_6"><text:s/></text:span><text:span text:style-name="T22_7">Mpc</text:span><text:span text:style-name="T22_8">/</text:span><text:span text:style-name="T22_9">h</text:span><text:span text:style-name="T22_10"><text:s text:c="2"/>5<text:s/>#</text:span><text:span text:style-name="T22_11">for</text:span><text:span text:style-name="T22_12"><text:s/></text:span><text:span text:style-name="T22_13">gif</text:span><text:span text:style-name="T22_14">2</text:span></text:p>
      <text:p text:style-name="P23"/>
      <text:p text:style-name="P24"><text:span text:style-name="T24_1">#<text:s/></text:span><text:span text:style-name="T24_2">Number</text:span><text:span text:style-name="T24_3"><text:s/></text:span><text:span text:style-name="T24_4">of</text:span><text:span text:style-name="T24_5"><text:s/></text:span><text:span text:style-name="T24_6">shells</text:span><text:span text:style-name="T24_7">+</text:span><text:span text:style-name="T24_8">number</text:span><text:span text:style-name="T24_9"><text:s/></text:span><text:span text:style-name="T24_10">of</text:span><text:span text:style-name="T24_11"><text:s/></text:span><text:span text:style-name="T24_12">radii</text:span></text:p>
      <text:p text:style-name="P25"><text:span text:style-name="T25_1">r</text:span><text:span text:style-name="T25_2">_</text:span><text:span text:style-name="T25_3">step</text:span><text:span text:style-name="T25_4"><text:s/>=<text:s/>25</text:span></text:p>
      <text:p text:style-name="P26"/>
      <text:p text:style-name="P27"><text:span text:style-name="T27_1">#<text:s/></text:span><text:span text:style-name="T27_2">Dimension</text:span><text:span text:style-name="T27_3"><text:s/></text:span><text:span text:style-name="T27_4">of</text:span><text:span text:style-name="T27_5"><text:s/></text:span><text:span text:style-name="T27_6">the</text:span><text:span text:style-name="T27_7"><text:s/></text:span><text:span text:style-name="T27_8">leaves</text:span><text:span text:style-name="T27_9"><text:s/></text:span><text:span text:style-name="T27_10">in</text:span><text:span text:style-name="T27_11"><text:s/></text:span><text:span text:style-name="T27_12">the</text:span><text:span text:style-name="T27_13"><text:s/></text:span><text:span text:style-name="T27_14">trees</text:span></text:p>
      <text:p text:style-name="P28"><text:span text:style-name="T28_1">leafsize</text:span><text:span text:style-name="T28_2"><text:s/>=<text:s/>400</text:span></text:p>
      <text:p text:style-name="P29"/>
      <text:p text:style-name="P30"><text:span text:style-name="T30_1">#<text:s/></text:span><text:span text:style-name="T30_2">Log</text:span><text:span text:style-name="T30_3"><text:s/></text:span><text:span text:style-name="T30_4">file</text:span></text:p>
      <text:p text:style-name="P31"/>
      <text:p text:style-name="P32"><text:span text:style-name="T32_1">log</text:span><text:span text:style-name="T32_2">_</text:span><text:span text:style-name="T32_3">file</text:span><text:span text:style-name="T32_4"><text:s/>=<text:s/></text:span><text:span text:style-name="T32_5">serial</text:span><text:span text:style-name="T32_6">.</text:span><text:span text:style-name="T32_7">log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ourier New" svg:font-family="Courier New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